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IBM Plex Sans Condensed" svg:font-family="'IBM Plex Sans Condensed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marker-start-width="0.342cm" draw:marker-end-width="0.342cm" draw:fill="gradient" draw:fill-color="#b3b3b3" draw:fill-gradient-name="Gradient_20_47" draw:opacity="56%" draw:textarea-horizontal-align="justify" draw:textarea-vertical-align="middle" draw:auto-grow-height="false" fo:min-height="0.503cm" fo:min-width="5.188cm"/>
    </style:style>
    <style:style style:name="gr2" style:family="graphic" style:parent-style-name="standard">
      <style:graphic-properties draw:stroke="none" svg:stroke-width="0.028cm" draw:marker-start-width="0.342cm" draw:marker-end-width="0.342cm" draw:fill="solid" draw:fill-color="#ff860d" draw:textarea-horizontal-align="justify" draw:textarea-vertical-align="middle" draw:auto-grow-height="false" fo:min-height="0.564cm" fo:min-width="2.114cm"/>
      <style:paragraph-properties style:writing-mode="lr-tb"/>
    </style:style>
    <style:style style:name="gr3" style:family="graphic" style:parent-style-name="standard">
      <style:graphic-properties draw:stroke="none" svg:stroke-width="0.028cm" draw:marker-start-width="0.342cm" draw:marker-end-width="0.342cm" draw:fill="solid" draw:fill-color="#83caff" draw:textarea-horizontal-align="justify" draw:textarea-vertical-align="middle" draw:auto-grow-height="false" fo:min-height="0.564cm" fo:min-width="2.114cm"/>
      <style:paragraph-properties style:writing-mode="lr-tb"/>
    </style:style>
    <style:style style:name="gr4" style:family="graphic" style:parent-style-name="standard">
      <style:graphic-properties draw:stroke="none" svg:stroke-width="0.028cm" draw:marker-start-width="0.342cm" draw:marker-end-width="0.342cm" draw:fill="solid" draw:fill-color="#ffcc00" draw:textarea-horizontal-align="justify" draw:textarea-vertical-align="middle" draw:auto-grow-height="false" fo:min-height="0.564cm" fo:min-width="2.114cm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528cm" fo:min-width="1.378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628cm" fo:min-width="1.728cm" fo:padding-top="0.09cm" fo:padding-bottom="0.09cm" fo:padding-left="0.09cm" fo:padding-right="0.09cm" fo:wrap-option="wrap"/>
      <style:paragraph-properties style:writing-mode="lr-tb"/>
    </style:style>
    <style:style style:name="gr7" style:family="graphic" style:parent-style-name="standard">
      <style:graphic-properties draw:stroke="solid" svg:stroke-width="0.028cm" draw:marker-start-width="0.348cm" draw:marker-end-width="0.348cm" draw:fill="solid" draw:fill-color="#83caff" draw:textarea-horizontal-align="justify" draw:textarea-vertical-align="middle" draw:auto-grow-height="false" fo:min-height="0.528cm" fo:min-width="1.778cm" fo:padding-top="0.14cm" fo:padding-bottom="0.14cm" fo:padding-left="0.265cm" fo:padding-right="0.265cm"/>
      <style:paragraph-properties style:writing-mode="lr-tb"/>
    </style:style>
    <style:style style:name="gr8" style:family="graphic" style:parent-style-name="standard">
      <style:graphic-properties draw:stroke="none" svg:stroke-width="0.028cm" svg:stroke-color="#000000" draw:marker-start-width="0.342cm" draw:marker-end-width="0.342cm" draw:fill="none" draw:fill-color="#ffffff" draw:textarea-horizontal-align="left" draw:auto-grow-height="false" draw:auto-grow-width="false" fo:min-height="0.37cm" fo:min-width="2.743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528cm" fo:min-width="0.878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528cm" fo:min-width="3.878cm" fo:padding-top="0.14cm" fo:padding-bottom="0.14cm" fo:padding-left="0.265cm" fo:padding-right="0.265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536cm" fo:min-width="0.186cm" fo:padding-top="0.14cm" fo:padding-bottom="0.14cm" fo:padding-left="0.265cm" fo:padding-right="0.265cm"/>
      <style:paragraph-properties style:writing-mode="lr-tb"/>
    </style:style>
    <style:style style:name="gr12" style:family="graphic" style:parent-style-name="standard">
      <style:graphic-properties draw:stroke="solid" svg:stroke-width="0.028cm" draw:marker-start-width="0.342cm" draw:marker-end-width="0.342cm" draw:fill="solid" draw:fill-color="#ffd320" draw:textarea-horizontal-align="justify" draw:textarea-vertical-align="middle" draw:auto-grow-height="false" fo:min-height="0.614cm" fo:min-width="1.614cm" fo:padding-top="0.097cm" fo:padding-bottom="0.097cm" fo:padding-left="0.097cm" fo:padding-right="0.097cm" fo:wrap-option="wrap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528cm" fo:min-width="4.678cm" fo:padding-top="0.14cm" fo:padding-bottom="0.14cm" fo:padding-left="0.265cm" fo:padding-right="0.265cm"/>
      <style:paragraph-properties style:writing-mode="lr-tb"/>
    </style:style>
    <style:style style:name="gr14" style:family="graphic" style:parent-style-name="standard">
      <style:graphic-properties draw:stroke="none" svg:stroke-width="0.028cm" svg:stroke-color="#000000" draw:marker-start-width="0.342cm" draw:marker-end-width="0.342cm" draw:fill="none" draw:fill-color="#ffffff" draw:textarea-horizontal-align="left" draw:auto-grow-height="false" draw:auto-grow-width="false" fo:min-height="0.76cm" fo:min-width="2.743cm"/>
      <style:paragraph-properties style:writing-mode="lr-tb"/>
    </style:style>
    <style:style style:name="gr15" style:family="graphic" style:parent-style-name="standard">
      <style:graphic-properties draw:stroke="solid" svg:stroke-width="0.028cm" draw:marker-start-width="0.342cm" draw:marker-end-width="0.342cm" draw:fill="solid" draw:fill-color="#c5000b" draw:textarea-horizontal-align="justify" draw:textarea-vertical-align="middle" draw:auto-grow-height="false" fo:min-height="0.564cm" fo:min-width="1.614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528cm" fo:min-width="4.778cm" fo:padding-top="0.14cm" fo:padding-bottom="0.14cm" fo:padding-left="0.265cm" fo:padding-right="0.265cm"/>
      <style:paragraph-properties style:writing-mode="lr-tb"/>
    </style:style>
    <style:style style:name="gr17" style:family="graphic" style:parent-style-name="standard">
      <style:graphic-properties svg:stroke-width="0.028cm" draw:marker-start-width="0.243cm" draw:marker-end-width="0.243cm" draw:textarea-horizontal-align="center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28cm" draw:marker-start-width="0.342cm" draw:marker-end-width="0.342cm" draw:fill="solid" draw:fill-color="#579d1c" draw:textarea-horizontal-align="justify" draw:textarea-vertical-align="middle" draw:auto-grow-height="false" fo:min-height="0.564cm" fo:min-width="2.114cm"/>
      <style:paragraph-properties style:writing-mode="lr-tb"/>
    </style:style>
    <style:style style:name="gr19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518cm" fo:min-width="1.355cm" fo:padding-top="0.14cm" fo:padding-bottom="0.14cm" fo:padding-left="0.265cm" fo:padding-right="0.265cm"/>
      <style:paragraph-properties style:writing-mode="lr-tb"/>
    </style:style>
    <style:style style:name="gr20" style:family="graphic" style:parent-style-name="standard">
      <style:graphic-properties draw:stroke="solid" svg:stroke-width="0.028cm" draw:marker-start-width="0.342cm" draw:marker-end-width="0.342cm" draw:fill="solid" draw:fill-color="#579d1c" draw:textarea-horizontal-align="justify" draw:textarea-vertical-align="middle" draw:auto-grow-height="false" fo:min-height="0.564cm" fo:min-width="2.014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528cm" fo:min-width="8.278cm" fo:padding-top="0.14cm" fo:padding-bottom="0.14cm" fo:padding-left="0.265cm" fo:padding-right="0.265cm"/>
      <style:paragraph-properties style:writing-mode="lr-tb"/>
    </style:style>
    <style:style style:name="gr22" style:family="graphic" style:parent-style-name="standard">
      <style:graphic-properties draw:stroke="none" svg:stroke-width="0.028cm" svg:stroke-color="#000000" draw:marker-start-width="0.342cm" draw:marker-end-width="0.342cm" draw:fill="none" draw:fill-color="#ffffff" draw:textarea-horizontal-align="left" draw:auto-grow-height="true" draw:auto-grow-width="false" fo:min-height="0.331cm" fo:min-width="2.743cm"/>
      <style:paragraph-properties style:writing-mode="lr-tb"/>
    </style:style>
    <style:style style:name="gr23" style:family="graphic" style:parent-style-name="standard">
      <style:graphic-properties draw:stroke="none" svg:stroke-width="0.028cm" svg:stroke-color="#000000" draw:marker-start-width="0.342cm" draw:marker-end-width="0.342cm" draw:fill="none" draw:fill-color="#ffffff" draw:textarea-horizontal-align="left" draw:auto-grow-height="false" draw:auto-grow-width="false" fo:min-height="0.256cm" fo:min-width="1.357cm"/>
      <style:paragraph-properties style:writing-mode="lr-tb"/>
    </style:style>
    <style:style style:name="gr24" style:family="graphic" style:parent-style-name="standard">
      <style:graphic-properties draw:stroke="none" svg:stroke-width="0.028cm" svg:stroke-color="#000000" draw:marker-start-width="0.342cm" draw:marker-end-width="0.342cm" draw:fill="none" draw:fill-color="#ffffff" draw:textarea-horizontal-align="left" draw:auto-grow-height="false" draw:auto-grow-width="false" fo:min-height="0.368cm" fo:min-width="2.743cm"/>
      <style:paragraph-properties style:writing-mode="lr-tb"/>
    </style:style>
    <style:style style:name="gr25" style:family="graphic" style:parent-style-name="standard">
      <style:graphic-properties svg:stroke-width="0.028cm" svg:stroke-color="#000000" draw:marker-start-width="0.348cm" draw:marker-end-width="0.348cm" draw:fill="solid" draw:fill-color="#ffffff" draw:textarea-horizontal-align="justify" draw:textarea-vertical-align="middle" draw:auto-grow-height="false" fo:min-height="0.614cm" fo:min-width="2.214cm" fo:padding-top="0.09cm" fo:padding-bottom="0.09cm" fo:padding-left="0.09cm" fo:padding-right="0.09cm" fo:wrap-option="wrap"/>
      <style:paragraph-properties style:writing-mode="lr-tb"/>
    </style:style>
    <style:style style:name="gr26" style:family="graphic" style:parent-style-name="standard">
      <style:graphic-properties draw:stroke="none" svg:stroke-width="0.028cm" draw:marker-start-width="0.342cm" draw:marker-end-width="0.342cm" draw:fill="solid" draw:fill-color="#c5000b" draw:textarea-horizontal-align="justify" draw:textarea-vertical-align="middle" draw:auto-grow-height="false" fo:min-height="0.564cm" fo:min-width="2.114cm"/>
      <style:paragraph-properties style:writing-mode="lr-tb"/>
    </style:style>
    <style:style style:name="gr27" style:family="graphic" style:parent-style-name="standard">
      <style:graphic-properties draw:stroke="solid" svg:stroke-width="0.028cm" draw:marker-start-width="0.342cm" draw:marker-end-width="0.342cm" draw:fill="solid" draw:fill-color="#ffd320" draw:textarea-horizontal-align="justify" draw:textarea-vertical-align="middle" draw:auto-grow-height="false" fo:min-height="0.814cm" fo:min-width="2.114cm" fo:padding-top="-0.003cm" fo:padding-bottom="-0.003cm" fo:padding-left="-0.003cm" fo:padding-right="-0.003cm" fo:wrap-option="wrap"/>
      <style:paragraph-properties style:writing-mode="lr-tb"/>
    </style:style>
    <style:style style:name="gr28" style:family="graphic" style:parent-style-name="standard">
      <style:graphic-properties draw:stroke="solid" svg:stroke-width="0.028cm" draw:marker-start-width="0.342cm" draw:marker-end-width="0.342cm" draw:fill="solid" draw:fill-color="#c5000b" draw:textarea-horizontal-align="justify" draw:textarea-vertical-align="middle" draw:auto-grow-height="false" fo:min-height="0.564cm" fo:min-width="1.414cm" fo:padding-top="0.139cm" fo:padding-bottom="0.139cm" fo:padding-left="0.264cm" fo:padding-right="0.264cm"/>
      <style:paragraph-properties style:writing-mode="lr-tb"/>
    </style:style>
    <style:style style:name="gr29" style:family="graphic" style:parent-style-name="standard">
      <style:graphic-properties draw:stroke="none" svg:stroke-width="0.028cm" draw:marker-start-width="0.342cm" draw:marker-end-width="0.342cm" draw:fill="gradient" draw:fill-color="#b3b3b3" draw:fill-gradient-name="Gradient_20_47" draw:opacity="50%" draw:textarea-horizontal-align="justify" draw:textarea-vertical-align="middle" draw:auto-grow-height="false" fo:min-height="0.522cm" fo:min-width="5.43cm"/>
    </style:style>
    <style:style style:name="gr30" style:family="graphic" style:parent-style-name="standard">
      <style:graphic-properties draw:stroke="none" svg:stroke-width="0.028cm" draw:marker-start-width="0.342cm" draw:marker-end-width="0.342cm" draw:fill="gradient" draw:fill-color="#b3b3b3" draw:fill-gradient-name="Gradient_20_50" draw:opacity="56%" draw:textarea-horizontal-align="justify" draw:textarea-vertical-align="middle" draw:auto-grow-height="false" fo:min-height="0.25cm" fo:min-width="4.574cm"/>
    </style:style>
    <style:style style:name="P1" style:family="paragraph">
      <loext:graphic-properties draw:fill="gradient" draw:fill-color="#b3b3b3" draw:fill-gradient-name="Gradient_20_47" draw:opacity="56%"/>
      <style:paragraph-properties fo:text-align="center"/>
      <style:text-properties style:font-name="IBM Plex Sans Condensed"/>
    </style:style>
    <style:style style:name="P2" style:family="paragraph">
      <style:paragraph-properties fo:text-align="center"/>
      <style:text-properties style:font-name="IBM Plex Sans Condensed" fo:font-weight="normal"/>
    </style:style>
    <style:style style:name="P3" style:family="paragraph">
      <loext:graphic-properties draw:fill="solid" draw:fill-color="#ff860d"/>
      <style:paragraph-properties fo:text-align="center"/>
      <style:text-properties style:font-name="IBM Plex Sans Condensed" fo:font-size="10pt" fo:font-weight="normal" style:font-size-asian="8pt" style:font-weight-asian="bold" style:font-size-complex="8pt" style:font-weight-complex="bold"/>
    </style:style>
    <style:style style:name="P4" style:family="paragraph">
      <style:paragraph-properties fo:margin-top="0cm" fo:margin-bottom="0cm" fo:text-align="center">
        <style:tab-stops/>
      </style:paragraph-properties>
      <style:text-properties style:font-name="IBM Plex Sans Condensed" fo:font-weight="normal"/>
    </style:style>
    <style:style style:name="P5" style:family="paragraph">
      <loext:graphic-properties draw:fill="solid" draw:fill-color="#83caff"/>
      <style:paragraph-properties fo:margin-top="0cm" fo:margin-bottom="0cm" fo:text-align="center">
        <style:tab-stops/>
      </style:paragraph-properties>
      <style:text-properties style:font-name="IBM Plex Sans Condensed" fo:font-size="10pt" fo:font-weight="normal" style:font-size-asian="8pt" style:font-weight-asian="bold" style:font-size-complex="8pt" style:font-weight-complex="bold"/>
    </style:style>
    <style:style style:name="P6" style:family="paragraph">
      <loext:graphic-properties draw:fill="solid" draw:fill-color="#ffcc00"/>
      <style:paragraph-properties fo:text-align="center"/>
      <style:text-properties style:font-name="IBM Plex Sans Condensed" fo:font-size="10pt" fo:font-weight="normal" style:font-size-asian="9pt" style:font-weight-asian="bold" style:font-size-complex="9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ff420e" loext:opacity="100%" style:font-name="IBM Plex Sans Condensed" fo:font-size="10pt" fo:font-weight="normal" style:font-size-asian="8pt" style:font-weight-asian="bold" style:font-size-complex="8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color="#0084d1" loext:opacity="100%" style:font-name="IBM Plex Sans Condensed" fo:font-size="10pt" fo:font-weight="normal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style:font-name="IBM Plex Sans Condensed" fo:font-weight="normal"/>
    </style:style>
    <style:style style:name="P10" style:family="paragraph">
      <loext:graphic-properties draw:fill="solid" draw:fill-color="#ffffff"/>
      <style:paragraph-properties fo:text-align="start"/>
      <style:text-properties fo:color="#c5000b" loext:opacity="100%" style:font-name="IBM Plex Sans Condensed" fo:font-size="10pt" fo:font-weight="normal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  <style:paragraph-properties fo:text-align="center"/>
      <style:text-properties fo:color="#ff950e" loext:opacity="100%" style:font-name="IBM Plex Sans Condensed" fo:font-size="10pt" fo:text-shadow="none" fo:font-weight="normal" style:font-size-asian="8pt" style:font-weight-asian="bold" style:font-size-complex="8pt" style:font-weight-complex="bold"/>
    </style:style>
    <style:style style:name="P12" style:family="paragraph">
      <style:paragraph-properties fo:text-align="center"/>
      <style:text-properties style:font-name="IBM Plex Sans Condensed"/>
    </style:style>
    <style:style style:name="P13" style:family="paragraph">
      <loext:graphic-properties draw:fill="solid" draw:fill-color="#83caff"/>
      <style:paragraph-properties fo:text-align="center"/>
      <style:text-properties style:font-name="IBM Plex Sans Condensed" fo:font-size="10pt" fo:font-weight="normal" style:font-size-asian="8pt" style:font-weight-asian="normal" style:font-size-complex="8pt" style:font-weight-complex="normal"/>
    </style:style>
    <style:style style:name="P14" style:family="paragraph">
      <style:paragraph-properties fo:text-align="start"/>
      <style:text-properties style:font-name="IBM Plex Sans Condensed"/>
    </style:style>
    <style:style style:name="P15" style:family="paragraph">
      <loext:graphic-properties draw:fill="none" draw:fill-color="#ffffff"/>
      <style:paragraph-properties fo:text-align="start"/>
      <style:text-properties style:font-name="IBM Plex Sans Condensed" fo:font-size="8pt" fo:font-weight="normal" style:font-size-asian="8pt" style:font-weight-asian="bold" style:font-size-complex="8pt" style:font-weight-complex="bold"/>
    </style:style>
    <style:style style:name="P16" style:family="paragraph">
      <loext:graphic-properties draw:fill="solid" draw:fill-color="#ffffff"/>
      <style:paragraph-properties fo:text-align="center"/>
      <style:text-properties fo:color="#0084d1" loext:opacity="100%" style:font-name="IBM Plex Sans Condensed" fo:font-size="10pt" fo:font-weight="normal" style:font-size-asian="8pt" style:font-weight-asian="normal" style:font-size-complex="8pt" style:font-weight-complex="normal"/>
    </style:style>
    <style:style style:name="P17" style:family="paragraph">
      <loext:graphic-properties draw:fill="solid" draw:fill-color="#ffffff"/>
      <style:paragraph-properties fo:text-align="center"/>
      <style:text-properties fo:color="#000000" loext:opacity="100%" style:font-name="IBM Plex Sans Condensed" fo:font-size="10pt" fo:font-weight="normal" style:font-size-asian="8pt" style:font-weight-asian="normal" style:font-size-complex="8pt" style:font-weight-complex="normal"/>
    </style:style>
    <style:style style:name="P18" style:family="paragraph">
      <loext:graphic-properties draw:fill="solid" draw:fill-color="#ffd320"/>
      <style:paragraph-properties fo:text-align="center"/>
      <style:text-properties style:font-name="IBM Plex Sans Condensed" fo:font-size="10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style:font-name="IBM Plex Sans Condensed"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solid" draw:fill-color="#c5000b"/>
      <style:paragraph-properties fo:text-align="center"/>
      <style:text-properties fo:color="#ffffff" loext:opacity="100%" style:font-name="IBM Plex Sans Condensed" fo:font-size="10pt" fo:font-weight="normal" style:font-size-asian="8pt" style:font-weight-asian="bold" style:font-size-complex="8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fo:color="#000000" loext:opacity="100%" style:font-name="IBM Plex Sans Condensed" fo:font-size="10pt" fo:font-weight="normal" style:font-size-asian="8pt" style:font-weight-asian="bold" style:font-size-complex="8pt" style:font-weight-complex="bold"/>
    </style:style>
    <style:style style:name="P22" style:family="paragraph">
      <style:paragraph-properties fo:text-align="center"/>
      <style:text-properties style:font-name="IBM Plex Sans Condensed" fo:font-size="12pt" style:font-size-asian="14pt" style:font-size-complex="14pt"/>
    </style:style>
    <style:style style:name="P23" style:family="paragraph">
      <loext:graphic-properties draw:fill="solid" draw:fill-color="#579d1c"/>
      <style:paragraph-properties fo:text-align="center"/>
      <style:text-properties fo:color="#ffffff" loext:opacity="100%" style:font-name="IBM Plex Sans Condensed" fo:font-size="10pt" fo:text-shadow="none" fo:font-weight="normal" style:font-size-asian="9pt" style:font-weight-asian="bold" style:font-size-complex="9pt" style:font-weight-complex="bold"/>
    </style:style>
    <style:style style:name="P24" style:family="paragraph">
      <loext:graphic-properties draw:fill="solid" draw:fill-color="#ffffff"/>
      <style:paragraph-properties fo:text-align="center"/>
      <style:text-properties fo:color="#579d1c" loext:opacity="100%" style:font-name="IBM Plex Sans Condensed" fo:font-size="10pt" fo:font-weight="normal" style:font-size-asian="8pt" style:font-weight-asian="bold" style:font-size-complex="8pt" style:font-weight-complex="bold"/>
    </style:style>
    <style:style style:name="P25" style:family="paragraph">
      <loext:graphic-properties draw:fill="solid" draw:fill-color="#579d1c"/>
      <style:paragraph-properties fo:text-align="center"/>
      <style:text-properties fo:color="#ffffff" loext:opacity="100%" style:font-name="IBM Plex Sans Condensed" fo:font-size="10pt" fo:text-shadow="none" fo:font-weight="normal" style:font-size-asian="8pt" style:font-weight-asian="normal" style:font-size-complex="8pt" style:font-weight-complex="normal"/>
    </style:style>
    <style:style style:name="P26" style:family="paragraph">
      <loext:graphic-properties draw:fill="solid" draw:fill-color="#c5000b"/>
      <style:paragraph-properties fo:text-align="center"/>
      <style:text-properties fo:color="#ffffff" loext:opacity="100%" style:font-name="IBM Plex Sans Condensed" fo:font-size="10pt" fo:font-weight="normal" style:font-size-asian="9pt" style:font-weight-asian="bold" style:font-size-complex="9pt" style:font-weight-complex="bold"/>
    </style:style>
    <style:style style:name="P27" style:family="paragraph">
      <loext:graphic-properties draw:fill="gradient" draw:fill-color="#b3b3b3" draw:fill-gradient-name="Gradient_20_47" draw:opacity="50%"/>
      <style:paragraph-properties fo:text-align="center"/>
      <style:text-properties style:font-name="IBM Plex Sans Condensed"/>
    </style:style>
    <style:style style:name="P28" style:family="paragraph">
      <style:paragraph-properties fo:text-align="center"/>
      <style:text-properties style:font-name="IBM Plex Sans Condensed" fo:font-size="12pt" fo:font-weight="normal" style:font-size-asian="14pt" style:font-size-complex="14pt"/>
    </style:style>
    <style:style style:name="P29" style:family="paragraph">
      <loext:graphic-properties draw:fill="gradient" draw:fill-color="#b3b3b3" draw:fill-gradient-name="Gradient_20_50" draw:opacity="56%"/>
      <style:paragraph-properties fo:text-align="center"/>
      <style:text-properties style:font-name="IBM Plex Sans Condensed"/>
    </style:style>
    <style:style style:name="T1" style:family="text">
      <style:text-properties fo:font-size="12pt" style:font-size-asian="10.5pt" style:font-weight-asian="bold" style:font-size-complex="10.5pt" style:font-weight-complex="bold"/>
    </style:style>
    <style:style style:name="T2" style:family="text">
      <style:text-properties fo:font-size="12pt" style:font-size-asian="11pt" style:font-weight-asian="bold" style:font-size-complex="11pt" style:font-weight-complex="bold"/>
    </style:style>
    <style:style style:name="T3" style:family="text">
      <style:text-properties fo:color="#ff420e" loext:opacity="100%" fo:font-size="10pt" style:font-size-asian="8pt" style:font-weight-asian="bold" style:font-size-complex="8pt" style:font-weight-complex="bold"/>
    </style:style>
    <style:style style:name="T4" style:family="text">
      <style:text-properties fo:color="#0084d1" loext:opacity="100%" fo:font-size="10pt" style:font-size-asian="8pt" style:font-weight-asian="bold" style:font-size-complex="8pt" style:font-weight-complex="bold"/>
    </style:style>
    <style:style style:name="T5" style:family="text">
      <style:text-properties fo:color="#c5000b" loext:opacity="100%" fo:font-size="10pt" style:font-size-asian="8pt" style:font-weight-asian="bold" style:font-size-complex="8pt" style:font-weight-complex="bold"/>
    </style:style>
    <style:style style:name="T6" style:family="text">
      <style:text-properties fo:color="#ff950e" loext:opacity="100%" fo:font-size="10pt" fo:text-shadow="none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6pt" style:font-weight-asian="normal" style:font-size-complex="6pt" style:font-weight-complex="normal"/>
    </style:style>
    <style:style style:name="T8" style:family="text">
      <style:text-properties fo:font-size="8pt" fo:font-weight="normal" style:font-size-asian="8pt" style:font-weight-asian="bold" style:font-size-complex="8pt" style:font-weight-complex="bold"/>
    </style:style>
    <style:style style:name="T9" style:family="text">
      <style:text-properties fo:color="#0084d1" loext:opacity="100%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loext:opacity="100%" fo:font-size="10pt" fo:font-weight="normal" style:font-size-asian="8pt" style:font-weight-asian="normal" style:font-size-complex="8pt" style:font-weight-complex="normal"/>
    </style:style>
    <style:style style:name="T11" style:family="text">
      <style:text-properties fo:font-size="9pt" fo:font-weight="normal" style:font-size-asian="7pt" style:font-weight-asian="normal" style:font-size-complex="7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ffffff" loext:opacity="100%" fo:font-size="9pt" fo:font-weight="normal" style:font-size-asian="7pt" style:font-weight-asian="bold" style:font-size-complex="7pt" style:font-weight-complex="bold"/>
    </style:style>
    <style:style style:name="T14" style:family="text">
      <style:text-properties fo:color="#000000" loext:opacity="100%" fo:font-size="10pt" fo:font-weight="normal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12pt" fo:text-shadow="none" style:font-size-asian="11pt" style:font-weight-asian="bold" style:font-size-complex="11pt" style:font-weight-complex="bold"/>
    </style:style>
    <style:style style:name="T16" style:family="text">
      <style:text-properties fo:color="#579d1c" loext:opacity="100%" fo:font-size="10pt" style:font-size-asian="8pt" style:font-weight-asian="bold" style:font-size-complex="8pt" style:font-weight-complex="bold"/>
    </style:style>
    <style:style style:name="T17" style:family="text">
      <style:text-properties fo:color="#ffffff" loext:opacity="100%" fo:font-size="9pt" fo:text-shadow="none" fo:font-weight="normal" style:font-size-asian="7pt" style:font-weight-asian="normal" style:font-size-complex="7pt" style:font-weight-complex="normal"/>
    </style:style>
    <style:style style:name="T18" style:family="text">
      <style:text-properties fo:color="#ffffff" loext:opacity="100%" fo:font-size="12pt" style:font-size-asian="11pt" style:font-weight-asian="bold" style:font-size-complex="11pt" style:font-weight-complex="bold"/>
    </style:style>
    <style:style style:name="T19" style:family="text">
      <style:text-properties fo:color="#ffffff" loext:opacity="100%" fo:font-size="8pt" fo:font-weight="normal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15cm" svg:height="1.475cm" draw:transform="skewX (-1.10479341651241) translate (5.817cm 3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6374.818401937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7cm" svg:height="0.9cm" svg:x="2.2cm" svg:y="8.8cm">
          <text:p text:style-name="P2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7cm" svg:height="0.9cm" svg:x="2.2cm" svg:y="7cm">
          <text:p text:style-name="P4"><text:span text:style-name="T1">liaison</text:span></text:p>
          <text:p text:style-name="P4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7cm" svg:height="0.9cm" svg:x="2.2cm" svg:y="5cm">
          <text:p text:style-name="P2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cm" svg:height="0.9cm" svg:x="0.2cm" svg:y="8.8cm">
          <text:p text:style-name="P2"><text:span text:style-name="T3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cm" svg:height="0.9cm" svg:x="0.2cm" svg:y="7cm">
          <text:p text:style-name="P2"><text:span text:style-name="T4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cm" svg:height="0.9cm" svg:x="0.2cm" svg:y="2.1cm">
          <text:p text:style-name="P9"><text:span text:style-name="T5">TCP : 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2cm" svg:height="0.9cm" svg:x="0.2cm" svg:y="5cm">
          <text:p text:style-name="P2"><text:span text:style-name="T6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cm" svg:height="0.9cm" svg:x="7.9cm" svg:y="7cm">
          <text:p text:style-name="P12"><text:span text:style-name="T7">adresse MAC</text:span></text:p>
          <text:p text:style-name="P12"><text:span text:style-name="T7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5" draw:layer="layout" svg:width="2cm" svg:height="0.6cm" svg:x="5.6cm" svg:y="7.8cm">
          <draw:text-box>
            <text:p text:style-name="P14"><text:span text:style-name="T8">6 octets</text:span></text:p>
          </draw:text-box>
        </draw:frame>
        <draw:custom-shape draw:style-name="gr9" draw:text-style-name="P16" draw:layer="layout" svg:width="1.5cm" svg:height="0.9cm" svg:x="10.3cm" svg:y="7cm">
          <text:p text:style-name="P12"><text:span text:style-name="T9">type/</text:span></text:p>
          <text:p text:style-name="P12"><text:span text:style-name="T9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4.5cm" svg:height="0.9cm" svg:x="11.8cm" svg:y="7cm">
          <text:p text:style-name="P12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0.8cm" svg:height="0.9cm" svg:x="16.3cm" svg:y="7cm">
          <text:p text:style-name="P12"><text:span text:style-name="T9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9cm" svg:height="0.9cm" svg:x="5.5cm" svg:y="5cm">
          <text:p text:style-name="P12"><text:span text:style-name="T11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5.3cm" svg:height="0.9cm" svg:x="11.8cm" svg:y="5cm">
          <text:p text:style-name="P12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9" draw:layer="layout" svg:width="11.625cm" svg:height="0.5cm" svg:x="5.975cm" svg:y="4.3cm">
          <draw:text-box>
            <text:p text:style-name="P14"><text:span text:style-name="T12">MTU: Maximum Transmit Unit → 1500 octets avec Ethernet</text:span></text:p>
          </draw:text-box>
        </draw:frame>
        <draw:custom-shape draw:style-name="gr15" draw:text-style-name="P20" draw:layer="layout" svg:width="2.2cm" svg:height="0.9cm" svg:x="9.5cm" svg:y="2.6cm">
          <text:p text:style-name="P12"><text:span text:style-name="T13">en-tête</text:span></text:p>
          <text:p text:style-name="P12"><text:span text:style-name="T13">TCP ou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5.4cm" svg:height="0.9cm" svg:x="11.7cm" svg:y="2.6cm">
          <text:p text:style-name="P12"><text:span text:style-name="T14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2" draw:layer="measurelines" svg:x1="5.5cm" svg:y1="4.8cm" svg:x2="17.1cm" svg:y2="4.8cm">
          <text:p/>
        </draw:line>
        <draw:custom-shape draw:style-name="gr18" draw:text-style-name="P23" draw:layer="measurelines" svg:width="2.7cm" svg:height="0.9cm" svg:x="2.2cm" svg:y="0.2cm">
          <text:p text:style-name="P2"><text:span text:style-name="T15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measurelines" svg:width="1.993cm" svg:height="0.906cm" svg:x="0.2cm" svg:y="0.2cm">
          <text:p text:style-name="P2"><text:span text:style-name="T16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measurelines" svg:width="2.6cm" svg:height="0.9cm" svg:x="5.5cm" svg:y="0.2cm">
          <text:p text:style-name="P12"><text:span text:style-name="T17">en-tête</text:span></text:p>
          <text:p text:style-name="P12"><text:span text:style-name="T17">protoc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measurelines" svg:width="8.9cm" svg:height="0.9cm" svg:x="8.1cm" svg:y="0.2cm">
          <text:p text:style-name="P12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2" draw:layer="measurelines" svg:x1="5.5cm" svg:y1="9.4cm" svg:x2="17.1cm" svg:y2="9.4cm">
          <text:p/>
        </draw:line>
        <draw:frame draw:style-name="gr22" draw:text-style-name="P15" draw:layer="measurelines" svg:width="5.096cm" svg:height="0.619cm" svg:x="9.554cm" svg:y="8.9cm">
          <draw:text-box>
            <text:p text:style-name="P14"><text:span text:style-name="T8">1518 octets avec Ethernet</text:span></text:p>
          </draw:text-box>
        </draw:frame>
        <draw:custom-shape draw:style-name="gr7" draw:text-style-name="P13" draw:layer="layout" svg:width="2.4cm" svg:height="0.9cm" svg:x="5.5cm" svg:y="7cm">
          <text:p text:style-name="P12"><text:span text:style-name="T7">adresse MAC</text:span></text:p>
          <text:p text:style-name="P12"><text:span text:style-name="T7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5" draw:layer="layout" svg:width="2cm" svg:height="0.5cm" svg:x="8.2cm" svg:y="7.8cm">
          <draw:text-box>
            <text:p text:style-name="P14"><text:span text:style-name="T8">6 octets</text:span></text:p>
          </draw:text-box>
        </draw:frame>
        <draw:frame draw:style-name="gr23" draw:text-style-name="P15" draw:layer="layout" svg:width="2cm" svg:height="0.5cm" svg:x="10.6cm" svg:y="7.8cm">
          <draw:text-box>
            <text:p text:style-name="P14"><text:span text:style-name="T8">2 octets</text:span></text:p>
          </draw:text-box>
        </draw:frame>
        <draw:frame draw:style-name="gr24" draw:text-style-name="P15" draw:layer="layout" svg:width="2cm" svg:height="0.6cm" svg:x="15.8cm" svg:y="7.8cm">
          <draw:text-box>
            <text:p text:style-name="P14"><text:span text:style-name="T8">4 octets</text:span></text:p>
          </draw:text-box>
        </draw:frame>
        <draw:custom-shape draw:style-name="gr25" draw:text-style-name="P10" draw:layer="layout" svg:width="2.5cm" svg:height="0.9cm" svg:x="0.2cm" svg:y="3cm">
          <text:p text:style-name="P9"><text:span text:style-name="T5">UDP : 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2.7cm" svg:height="0.9cm" svg:x="2.2cm" svg:y="2.6cm">
          <text:p text:style-name="P2"><text:span text:style-name="T18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2.2cm" svg:height="0.9cm" svg:x="9.6cm" svg:y="5cm">
          <text:p text:style-name="P12"><text:span text:style-name="T7">adresse IP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2.2cm" svg:height="0.9cm" svg:x="7.4cm" svg:y="5cm">
          <text:p text:style-name="P12"><text:span text:style-name="T7">adresse IP</text:span><text:span text:style-name="T7"><text:line-break/></text:span><text:span text:style-name="T7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2cm" svg:height="0.9cm" svg:x="7.5cm" svg:y="2.6cm">
          <text:p text:style-name="P12"><text:span text:style-name="T19">Numéro</text:span></text:p>
          <text:p text:style-name="P12"><text:span text:style-name="T19">port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2cm" svg:height="0.9cm" svg:x="5.5cm" svg:y="2.6cm">
          <text:p text:style-name="P12"><text:span text:style-name="T19">Numéro</text:span><text:span text:style-name="T19"><text:line-break/></text:span><text:span text:style-name="T19">port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7" draw:layer="layout" svg:width="11.15cm" svg:height="1.45cm" draw:transform="skewX (-1.10479341651241) translate (5.725cm 1.12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950.386482113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19" draw:layer="measurelines" svg:width="4.75cm" svg:height="0.5cm" svg:x="8.5cm" svg:y="1.7cm">
          <draw:text-box>
            <text:p text:style-name="P14"><text:span text:style-name="T12">MSS: Maximum Segment Size</text:span></text:p>
          </draw:text-box>
        </draw:frame>
        <draw:line draw:style-name="gr17" draw:text-style-name="P28" draw:layer="layout" svg:x1="5.5cm" svg:y1="2.2cm" svg:x2="17.1cm" svg:y2="2.2cm">
          <text:p/>
        </draw:line>
        <draw:custom-shape draw:style-name="gr30" draw:text-style-name="P29" draw:layer="layout" svg:width="11.15cm" svg:height="1.1cm" draw:transform="skewX (-1.21073490210847) translate (5.775cm 5.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7444.0677966101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IBM Plex Sans Condensed" svg:font-family="'IBM Plex Sans Condensed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40" draw:display-name="Gradient 40" draw:style="linear" draw:start-color="#00ccff" draw:end-color="#0066cc" draw:start-intensity="100%" draw:end-intensity="100%" draw:angle="0deg" draw:border="0%"/>
    <draw:gradient draw:name="Gradient_20_42" draw:display-name="Gradient 42" draw:style="radial" draw:cx="50%" draw:cy="50%" draw:start-color="#00ccff" draw:end-color="#0066cc" draw:start-intensity="100%" draw:end-intensity="100%" draw:border="0%"/>
    <draw:gradient draw:name="Gradient_20_43" draw:display-name="Gradient 43" draw:style="linear" draw:start-color="#729fcf" draw:end-color="#0066cc" draw:start-intensity="100%" draw:end-intensity="100%" draw:angle="0deg" draw:border="0%"/>
    <draw:gradient draw:name="Gradient_20_44" draw:display-name="Gradient 44" draw:style="linear" draw:start-color="#729fcf" draw:end-color="#3465a4" draw:start-intensity="100%" draw:end-intensity="100%" draw:angle="0deg" draw:border="0%"/>
    <draw:gradient draw:name="Gradient_20_45" draw:display-name="Gradient 45" draw:style="linear" draw:start-color="#b4c7dc" draw:end-color="#3465a4" draw:start-intensity="100%" draw:end-intensity="100%" draw:angle="0deg" draw:border="0%"/>
    <draw:gradient draw:name="Gradient_20_46" draw:display-name="Gradient 46" draw:style="linear" draw:start-color="#dee6ef" draw:end-color="#3465a4" draw:start-intensity="100%" draw:end-intensity="100%" draw:angle="0deg" draw:border="0%"/>
    <draw:gradient draw:name="Gradient_20_47" draw:display-name="Gradient 47" draw:style="linear" draw:start-color="#dee6ef" draw:end-color="#5983b0" draw:start-intensity="100%" draw:end-intensity="100%" draw:angle="0deg" draw:border="0%"/>
    <draw:gradient draw:name="Gradient_20_48" draw:display-name="Gradient 48" draw:style="linear" draw:start-color="#dee6ef" draw:end-color="#0066cc" draw:start-intensity="100%" draw:end-intensity="100%" draw:angle="0deg" draw:border="0%"/>
    <draw:gradient draw:name="Gradient_20_49" draw:display-name="Gradient 49" draw:style="radial" draw:cx="50%" draw:cy="50%" draw:start-color="#dee6ef" draw:end-color="#0066cc" draw:start-intensity="100%" draw:end-intensity="100%" draw:border="0%"/>
    <draw:gradient draw:name="Gradient_20_50" draw:display-name="Gradient 50" draw:style="radial" draw:cx="50%" draw:cy="50%" draw:start-color="#dee6ef" draw:end-color="#5983b0" draw:start-intensity="100%" draw:end-intensity="100%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="Dimension_20_Lines" draw:marker-start-width="0.3cm" draw:marker-start-center="false" draw:marker-end="Dimension_20_Lines" draw:marker-end-width="0.3cm" draw:marker-end-center="false" draw:fill="solid" draw:fill-color="#99ccff" draw:opacity="100%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1-26T21:43:24</meta:creation-date>
    <dc:date>2022-03-30T20:42:19.469843013</dc:date>
    <meta:editing-duration>PT9H15M41S</meta:editing-duration>
    <meta:editing-cycles>65</meta:editing-cycles>
    <meta:generator>LibreOffice/7.3.1.3$MacOSX_X86_64 LibreOffice_project/a69ca51ded25f3eefd52d7bf9a5fad8c90b87951</meta:generator>
    <meta:print-date>2015-01-05T12:09:00.700836778</meta:print-date>
    <meta:printed-by>Philippe Latu</meta:printed-by>
    <dc:creator>Philippe Latu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